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23c1f" officeooo:paragraph-rsid="00023c1f"/>
    </style:style>
    <style:style style:name="P2" style:family="paragraph" style:parent-style-name="Standard">
      <style:text-properties officeooo:rsid="000287bc" officeooo:paragraph-rsid="000287bc"/>
    </style:style>
    <style:style style:name="P3" style:family="paragraph" style:parent-style-name="Standard">
      <style:text-properties officeooo:rsid="0002d75b" officeooo:paragraph-rsid="0002d75b"/>
    </style:style>
    <style:style style:name="P4" style:family="paragraph" style:parent-style-name="Standard">
      <style:text-properties officeooo:rsid="000708c4" officeooo:paragraph-rsid="000708c4"/>
    </style:style>
    <style:style style:name="P5" style:family="paragraph" style:parent-style-name="Standard">
      <style:text-properties officeooo:rsid="0008d0af" officeooo:paragraph-rsid="0008d0af"/>
    </style:style>
    <style:style style:name="P6" style:family="paragraph" style:parent-style-name="Standard">
      <style:text-properties officeooo:paragraph-rsid="000a80af"/>
    </style:style>
    <style:style style:name="P7" style:family="paragraph" style:parent-style-name="Standard">
      <style:text-properties officeooo:paragraph-rsid="000e6cf0"/>
    </style:style>
    <style:style style:name="P8" style:family="paragraph" style:parent-style-name="Standard">
      <style:text-properties officeooo:rsid="001066a2" officeooo:paragraph-rsid="001066a2"/>
    </style:style>
    <style:style style:name="P9" style:family="paragraph" style:parent-style-name="Standard">
      <style:text-properties officeooo:rsid="001147ba" officeooo:paragraph-rsid="001147ba"/>
    </style:style>
    <style:style style:name="P10" style:family="paragraph" style:parent-style-name="Standard">
      <style:text-properties officeooo:paragraph-rsid="001322bb"/>
    </style:style>
    <style:style style:name="P11" style:family="paragraph" style:parent-style-name="Standard">
      <style:text-properties officeooo:rsid="0015a979" officeooo:paragraph-rsid="0015a979"/>
    </style:style>
    <style:style style:name="P12" style:family="paragraph" style:parent-style-name="Standard">
      <style:text-properties officeooo:rsid="0016b648" officeooo:paragraph-rsid="0016b648"/>
    </style:style>
    <style:style style:name="P13" style:family="paragraph" style:parent-style-name="Standard">
      <style:paragraph-properties fo:margin-left="1.245cm" fo:margin-right="0cm" fo:text-indent="0cm" style:auto-text-indent="false"/>
      <style:text-properties officeooo:paragraph-rsid="0015a979"/>
    </style:style>
    <style:style style:name="P14" style:family="paragraph" style:parent-style-name="Standard">
      <style:paragraph-properties fo:margin-left="1.245cm" fo:margin-right="0cm" fo:text-indent="0cm" style:auto-text-indent="false"/>
      <style:text-properties officeooo:rsid="0015a979" officeooo:paragraph-rsid="0015a979"/>
    </style:style>
    <style:style style:name="P15" style:family="paragraph" style:parent-style-name="Standard">
      <style:paragraph-properties fo:margin-left="1.245cm" fo:margin-right="0cm" fo:text-indent="0cm" style:auto-text-indent="false"/>
      <style:text-properties officeooo:paragraph-rsid="0019f38b"/>
    </style:style>
    <style:style style:name="P16" style:family="paragraph" style:parent-style-name="Standard">
      <style:paragraph-properties fo:margin-left="1.245cm" fo:margin-right="0cm" fo:text-indent="0cm" style:auto-text-indent="false"/>
      <style:text-properties officeooo:rsid="001d0c3d" officeooo:paragraph-rsid="001d0c3d"/>
    </style:style>
    <style:style style:name="P17" style:family="paragraph" style:parent-style-name="Standard">
      <style:paragraph-properties fo:margin-left="1.245cm" fo:margin-right="0cm" fo:text-indent="0cm" style:auto-text-indent="false"/>
      <style:text-properties officeooo:rsid="001d0c3d" officeooo:paragraph-rsid="001e8f5c"/>
    </style:style>
    <style:style style:name="T1" style:family="text">
      <style:text-properties officeooo:rsid="000302d0"/>
    </style:style>
    <style:style style:name="T2" style:family="text">
      <style:text-properties officeooo:rsid="0006b6c1"/>
    </style:style>
    <style:style style:name="T3" style:family="text">
      <style:text-properties officeooo:rsid="000a80af"/>
    </style:style>
    <style:style style:name="T4" style:family="text">
      <style:text-properties officeooo:rsid="000acb60"/>
    </style:style>
    <style:style style:name="T5" style:family="text">
      <style:text-properties officeooo:rsid="000c55b0"/>
    </style:style>
    <style:style style:name="T6" style:family="text">
      <style:text-properties officeooo:rsid="000e3c8d"/>
    </style:style>
    <style:style style:name="T7" style:family="text">
      <style:text-properties officeooo:rsid="000e6cf0"/>
    </style:style>
    <style:style style:name="T8" style:family="text">
      <style:text-properties officeooo:rsid="001322bb"/>
    </style:style>
    <style:style style:name="T9" style:family="text">
      <style:text-properties fo:font-weight="bold"/>
    </style:style>
    <style:style style:name="T10" style:family="text">
      <style:text-properties officeooo:rsid="00149756"/>
    </style:style>
    <style:style style:name="T11" style:family="text">
      <style:text-properties officeooo:rsid="0014f38b"/>
    </style:style>
    <style:style style:name="T12" style:family="text">
      <style:text-properties officeooo:rsid="0015a979"/>
    </style:style>
    <style:style style:name="T13" style:family="text">
      <style:text-properties officeooo:rsid="001832d1"/>
    </style:style>
    <style:style style:name="T14" style:family="text">
      <style:text-properties fo:language="la" fo:country="VA" fo:font-style="italic"/>
    </style:style>
    <style:style style:name="T15" style:family="text">
      <style:text-properties officeooo:rsid="001b7f6a"/>
    </style:style>
    <style:style style:name="T16" style:family="text">
      <style:text-properties officeooo:rsid="001bbb9a"/>
    </style:style>
    <style:style style:name="T17" style:family="text">
      <style:text-properties officeooo:rsid="001e8f5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...</text:p>
      <text:p text:style-name="P1"/>
      <text:p text:style-name="P1">capétiens en gaule</text:p>
      <text:p text:style-name="P1"/>
      <text:p text:style-name="P1">.../</text:p>
      <text:p text:style-name="P3">plan :</text:p>
      <text:p text:style-name="P3"><text:tab/>échelle</text:p>
      <text:p text:style-name="P3"><text:tab/>légende</text:p>
      <text:p text:style-name="P3"><text:tab/>orientation <text:span text:style-name="T5">(église orientée = chevet vers l'Est/l'Orient)</text:span></text:p>
      <text:p text:style-name="P3"><text:tab/><text:span text:style-name="T4">élevation sur escaliers</text:span></text:p>
      <text:p text:style-name="P3"/>
      <text:p text:style-name="P11">type de plan</text:p>
      <text:p text:style-name="P11"><text:tab/>longitunaux</text:p>
      <text:p text:style-name="P11"><text:tab/><text:tab/>en T</text:p>
      <text:p text:style-name="P11"><text:tab/><text:tab/>en croix latine (transept depasse visiblement du vaisseau centrale)</text:p>
      <text:p text:style-name="P11"><text:tab/>centrés</text:p>
      <text:p text:style-name="P11"><text:tab/><text:tab/>circulaire</text:p>
      <text:p text:style-name="P11"><text:tab/><text:tab/>carré</text:p>
      <text:p text:style-name="P11"><text:tab/><text:tab/>octogonale</text:p>
      <text:p text:style-name="P11"><text:tab/><text:tab/>en croix grecque </text:p>
      <text:p text:style-name="P11"/>
      <text:p text:style-name="P11"><text:tab/><text:span text:style-name="T13">vaisseau principal</text:span></text:p>
      <text:p text:style-name="P11"><text:tab/><text:span text:style-name="T13">collatraux/bas-côté</text:span></text:p>
      <text:p text:style-name="P11"/>
      <text:p text:style-name="P13"><text:span text:style-name="T12">travée : </text:span>Une <text:span text:style-name="T9">travée</text:span> (du latin <text:span text:style-name="T14">trabs</text:span>, « poutre »), dans le domaine de l'<text:a xlink:type="simple" xlink:href="https://wikimonde.com/article/Architecture" text:style-name="Internet_20_link" text:visited-style-name="Visited_20_Internet_20_Link">architecture</text:a>, est une <text:tab/>ouverture, un espace construit ou un élément de construction délimité par deux <text:tab/>supports verticaux constituant les points d'appuis principaux ou les pièces maîtresses <text:tab/>d'une construction (piliers, colonnes, arcs, fermes, poutres, etc.) </text:p>
      <text:p text:style-name="P13"/>
      <text:p text:style-name="P15"><text:span text:style-name="T13">transept :</text:span></text:p>
      <text:p text:style-name="P15"><text:span text:style-name="T13"><text:tab/>trans + saeptum (clôture) </text:span></text:p>
      <text:p text:style-name="P15"><text:tab/>Le <text:span text:style-name="T9">transept</text:span> <text:a xlink:type="simple" xlink:href="https://wikimonde.com/article/Prononciation_du_français" text:style-name="Internet_20_link" text:visited-style-name="Visited_20_Internet_20_Link">\tʁɑ̃.sɛpt\</text:a> est une <text:a xlink:type="simple" xlink:href="https://wikimonde.com/article/Nef" text:style-name="Internet_20_link" text:visited-style-name="Visited_20_Internet_20_Link">nef</text:a> transversale qui coupe à angle droit la <text:a xlink:type="simple" xlink:href="https://wikimonde.com/article/Nef" text:style-name="Internet_20_link" text:visited-style-name="Visited_20_Internet_20_Link">nef</text:a> <text:tab/> <text:s/><text:tab/>principale d’une <text:a xlink:type="simple" xlink:href="https://wikimonde.com/article/Église_%28édifice%29" text:style-name="Internet_20_link" text:visited-style-name="Visited_20_Internet_20_Link">église</text:a> et qui lui donne ainsi la forme symbolique d’une <text:a xlink:type="simple" xlink:href="https://wikimonde.com/article/Croix_%28symbole%29" text:style-name="Internet_20_link" text:visited-style-name="Visited_20_Internet_20_Link">croix</text:a> <text:a xlink:type="simple" xlink:href="https://wikimonde.com/article/Croix_latine" text:style-name="Internet_20_link" text:visited-style-name="Visited_20_Internet_20_Link">latine</text:a> <text:tab/><text:span text:style-name="T15">dans le cas d'un transept débordant</text:span>. <text:tab/><text:span text:style-name="T16">Croisée du transept (au milieu transept/souvent <text:tab/>entouré de supports plus larges, importants pour élévation la plus importante de <text:tab/>l'église)</text:span></text:p>
      <text:p text:style-name="P15"/>
      <text:p text:style-name="P16">au delà du transept :</text:p>
      <text:p text:style-name="P16"><text:tab/>chevet (si on en parle de l'exterieur)</text:p>
      <text:p text:style-name="P16"><text:tab/>sanctuaire (si on en parle de l'intérier)</text:p>
      <text:p text:style-name="P17"><text:span text:style-name="T17"><text:tab/><text:tab/>en abside ou non</text:span></text:p>
      <text:p text:style-name="P16"><text:tab/><text:tab/><text:span text:style-name="T17">déambulatoire</text:span></text:p>
      <text:p text:style-name="P16"><text:tab/><text:tab/><text:span text:style-name="T17">chapelles rayonantes autour déambulatoire </text:span></text:p>
      <text:p text:style-name="P14"/>
      <text:p text:style-name="P12"><text:a xlink:type="simple" xlink:href="https://wikimonde.com/article/Plan_type_d%27église" text:style-name="Internet_20_link" text:visited-style-name="Visited_20_Internet_20_Link">https://wikimonde.com/article/Plan_type_d%27%C3%A9glise</text:a></text:p>
      <text:p text:style-name="P12"/>
      <text:p text:style-name="P3"/>
      <text:p text:style-name="P2">sur plan terme neutre = support (cylindrique : colonnes / <text:span text:style-name="T1">semi-circulaire, contre le mur : semi-colonnes adossées au mur / </text:span>le reste : piliers <text:span text:style-name="T2">(contre mur : demi-pilier)</text:span>)</text:p>
      <text:p text:style-name="P2"/>
      <text:p text:style-name="P4">projection arcs entre piliers/murs = pointillés</text:p>
      <text:p text:style-name="P5">pointillés en croix = vo<text:span text:style-name="T7">û</text:span>tes</text:p>
      <text:p text:style-name="P5"><text:soft-page-break/></text:p>
      <text:p text:style-name="P6"><text:span text:style-name="T3">voûte d'arêtes = </text:span>obtenu<text:span text:style-name="T6">e</text:span> par l'intersection de deux <text:a xlink:type="simple" xlink:href="https://wikimonde.com/article/Voûte_en_berceau" text:style-name="Internet_20_link" text:visited-style-name="Visited_20_Internet_20_Link">berceaux</text:a> qui se croisent à <text:a xlink:type="simple" xlink:href="https://wikimonde.com/article/Angle_droit" text:style-name="Internet_20_link" text:visited-style-name="Visited_20_Internet_20_Link">angle droit</text:a> en conservant les parties extérieures aux arêtes d'intersection </text:p>
      <text:p text:style-name="P6"/>
      <text:p text:style-name="P7"><text:span text:style-name="T7">voûte en berceau = </text:span><text:a xlink:type="simple" xlink:href="https://wikimonde.com/article/Voûte" text:style-name="Internet_20_link" text:visited-style-name="Visited_20_Internet_20_Link">voûte</text:a> qui présente la face de son arc (ou <text:a xlink:type="simple" xlink:href="https://wikimonde.com/article/Intrados_%28architecture%29" text:style-name="Internet_20_link" text:visited-style-name="Visited_20_Internet_20_Link">intrados</text:a>) faite d'une courbure constante ; elle est également définie comme une voûte dont la surface est un cylindre continu </text:p>
      <text:p text:style-name="P7"/>
      <text:p text:style-name="P8">maîre autel (autel le plus important) : auu centre pour plan centré / opposé entrée, chevet pour longitudinale (vers Jérusalem/levé soleil)</text:p>
      <text:p text:style-name="P8"/>
      <text:p text:style-name="P8"/>
      <text:p text:style-name="P9">coupe (dans sens axe église = longitudinale / <text:span text:style-name="T11">perpendiculaire = tranversale)</text:span>)</text:p>
      <text:p text:style-name="P9"><text:tab/>élévation, du sol jusqu'au toit</text:p>
      <text:p text:style-name="P9"/>
      <text:p text:style-name="P10"><text:span text:style-name="T8">crypte : </text:span>Une <text:span text:style-name="T9">crypte</text:span> est un des éléments constitutifs des <text:a xlink:type="simple" xlink:href="https://wikimonde.com/article/Église_%28édifice%29" text:style-name="Internet_20_link" text:visited-style-name="Visited_20_Internet_20_Link">églises</text:a> <text:a xlink:type="simple" xlink:href="https://wikimonde.com/article/Christianisme" text:style-name="Internet_20_link" text:visited-style-name="Visited_20_Internet_20_Link">chrétiennes</text:a> depuis le style <text:a xlink:type="simple" xlink:href="https://wikimonde.com/article/Architecture_carolingienne" text:style-name="Internet_20_link" text:visited-style-name="Visited_20_Internet_20_Link">carolingien</text:a>. Construit, enterré ou non, sous l'église supérieure, il s'agit d'un caveau de l'église inférieure (ou église basse) servant généralement de sépulcre. <text:span text:style-name="T10">(on peutt aussi y trouvé un autel et des reliquaires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0M11S</meta:editing-duration>
    <meta:editing-cycles>30</meta:editing-cycles>
    <meta:generator>LibreOffice/5.3.6.1$Windows_x86 LibreOffice_project/686f202eff87ef707079aeb7f485847613344eb7</meta:generator>
    <dc:date>2017-10-12T12:26:26</dc:date>
    <meta:document-statistic meta:table-count="0" meta:image-count="0" meta:object-count="0" meta:page-count="2" meta:paragraph-count="39" meta:word-count="359" meta:character-count="2419" meta:non-whitespace-character-count="2051"/>
    <meta:user-defined meta:name="Info 1"/>
    <meta:user-defined meta:name="Info 2"/>
    <meta:user-defined meta:name="Info 3"/>
    <meta:user-defined meta:name="Info 4"/>
  </office:meta>
</office:document-meta>
</file>